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automatic-styles>
    <style:style style:name="section_01" style:master-page-name="master_01" style:family="paragraph">
      <style:paragraph-properties fo:line-height="0.5pt" fo:margin-top="0cm" fo:margin-bottom="0cm" fo:padding-top="0cm" fo:padding-bottom="0cm"/>
      <style:text-properties text:display="none" fo:font-size="0.5pt"/>
    </style:style>
    <style:style style:name="s170c77001-style_2" style:family="paragraph" style:master-page-name="master_01">
      <style:paragraph-properties fo:padding-bottom="0pt" fo:padding-left="0pt" fo:padding-right="0pt" fo:padding-top="0pt"/>
    </style:style>
    <style:style style:name="s170c77001-style_3" style:family="text"/>
    <style:style style:name="s170c77001-style_4" style:family="paragraph">
      <style:paragraph-properties fo:padding-bottom="0pt" fo:padding-left="0pt" fo:padding-right="0pt" fo:padding-top="0pt"/>
    </style:style>
    <style:style style:name="s170c77001-style_5" style:family="paragraph">
      <style:paragraph-properties fo:padding-bottom="0pt" fo:padding-left="0pt" fo:padding-right="0pt" fo:padding-top="0pt"/>
      <style:text-properties fo:font-size="7.5pt" fo:color="#777777" fo:font-family="Arial"/>
    </style:style>
    <style:style style:name="s170c77001-style_6" style:family="text"/>
    <style:style style:name="s170c77001-style_7" style:family="text">
      <style:text-properties fo:color="#b74444" style:text-underline-type="single" fo:font-weight="bold"/>
    </style:style>
    <style:style style:name="s170c77001-style_8" style:family="text"/>
  </office:automatic-styles>
  <office:body>
    <office:text text:use-soft-page-breaks="true">
      <text:p text:style-name="s170c77001-style_2"><text:span text:style-name="s170c77001-style_3">Hello World from docxpresso.com!!</text:span></text:p>
      <text:p text:style-name="s170c77001-style_4"/>
      <text:p text:style-name="s170c77001-style_5"><text:span text:style-name="s170c77001-style_6">This document has been generated with <text:a text:style-name="s170c77001-style_7" xlink:href="http://www.docxpresso.com" xlink:type="simple" xlink:show="new" office:target-frame-name="_blank"><text:span text:style-name="s170c77001-style_7">DOCXPRESSO</text:span></text:a></text:span><text:span text:style-name="s170c77001-style_8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	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layout_01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35in" style:rel-width="33%" style:color="#000000" style:line-style="solid" style:adjustment="left" style:distance-after-sep="0.25cm" style:distance-before-sep="0.25cm"/>
      </style:page-layout-properties>
    </style:page-layout>
  </office:automatic-styles>
  <office:master-styles>
    <style:master-page style:name="master_01" style:page-layout-name="layout_0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HTML52PDF</meta:generator>
    <dc:title/>
    <dc:description/>
    <dc:subject/>
    <meta:initial-creator>HTML52PDF</meta:initial-creator>
    <dc:creator>HTML52PDF</dc:creator>
    <meta:creation-date>2014-05-05T10:12:00Z</meta:creation-date>
    <dc:date>2014-05-05T10:12:00Z</dc:date>
    <meta:template xlink:href="Normal.dotm" xlink:type="simple"/>
    <meta:document-statistic/>
  </office:meta>
</office:document-meta>
</file>